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officeooo:rsid="0001e39f" officeooo:paragraph-rsid="0001e39f"/>
    </style:style>
    <style:style style:name="P3" style:family="paragraph" style:parent-style-name="Standard">
      <style:text-properties style:font-name="EB Garamond 12" fo:font-size="16pt" style:font-size-asian="16pt" style:font-size-complex="16pt"/>
    </style:style>
    <style:style style:name="P4" style:family="paragraph" style:parent-style-name="Standard">
      <style:text-properties style:font-name="EB Garamond 12" fo:font-size="16pt" officeooo:rsid="0001e39f" officeooo:paragraph-rsid="0001e39f" style:font-size-asian="16pt" style:font-size-complex="16pt"/>
    </style:style>
    <style:style style:name="P5" style:family="paragraph" style:parent-style-name="Standard">
      <style:text-properties style:font-name="EB Garamond 12" fo:font-size="16pt" officeooo:rsid="0001e457" officeooo:paragraph-rsid="0001e457" style:font-size-asian="16pt" style:font-size-complex="16pt"/>
    </style:style>
    <style:style style:name="T1" style:family="text">
      <style:text-properties officeooo:rsid="0001e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<text:a xlink:type="simple" xlink:href="https://www.facebook.com/groups/2398771167010554/?multi_permalinks=3122318387989158&amp;hoisted_section_header_type=recently_seen" text:style-name="Internet_20_link" text:visited-style-name="Visited_20_Internet_20_Link">https://www.facebook.com/groups/2398771167010554/?multi_permalinks=3122318387989158&amp;hoisted_section_header_type=recently_seen</text:a> </text:p>
      <text:p text:style-name="P1"/>
      <text:p text:style-name="P4">Le même poids de sucre que de <text:span text:style-name="T1">châtaignes.</text:span></text:p>
      <text:p text:style-name="P4">1 gousse de vanille par kilo de <text:span text:style-name="T1">châtaignes.</text:span></text:p>
      <text:p text:style-name="P4">0,5 litre d’eau par kilo de sucre.</text:p>
      <text:p text:style-name="P4"/>
      <text:p text:style-name="P3"/>
      <text:p text:style-name="P4">Couper les chataignes en 4, <text:span text:style-name="T1">e</text:span>nlever la peau qui forme la coque,la peau épaisse.</text:p>
      <text:p text:style-name="P4"/>
      <text:p text:style-name="P4">Couvrir d’eau.</text:p>
      <text:p text:style-name="P4"/>
      <text:p text:style-name="P4">Quand l’eau est chaude, remuer pour que la seconde peau, la fine, se détache.</text:p>
      <text:p text:style-name="P4"/>
      <text:p text:style-name="P4">Les faire cuire dans un grand volume d’eau à la cocotte-minute pendant 30 minutes.</text:p>
      <text:p text:style-name="P4"/>
      <text:p text:style-name="P4">Les égoutter.</text:p>
      <text:p text:style-name="P4"/>
      <text:p text:style-name="P4">Les passer au presse-purée, les réserver dans la bassine à confiture.</text:p>
      <text:p text:style-name="P4"/>
      <text:p text:style-name="P4">Faire un sirop avec le sucre et l’eau.</text:p>
      <text:p text:style-name="P4"/>
      <text:p text:style-name="P4">Quand le sirop bout, ajouter la vanille, mélanger.</text:p>
      <text:p text:style-name="P4"/>
      <text:p text:style-name="P4">Verser le sirop sur la purée dans la bassine à confiture.</text:p>
      <text:p text:style-name="P4"/>
      <text:p text:style-name="P4">Remettre à cuire à petits bouillons en remuant constamment, <text:span text:style-name="T1">10 minutes</text:span>.</text:p>
      <text:p text:style-name="P4"/>
      <text:p text:style-name="P5">Retirer la gousse et mettre en pot immédiatement.</text:p>
      <text:p text:style-name="P5"/>
      <text:p text:style-name="P5">Fermer les pots puis les mettre à l’envers pendant 1 minute.</text:p>
      <text:p text:style-name="P5"/>
      <text:p text:style-name="P5">Les remettre à l’endroit pour les laisser refroidir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9:25:58.578687770</meta:creation-date>
    <meta:generator>LibreOffice/6.1.5.2$Linux_X86_64 LibreOffice_project/10$Build-2</meta:generator>
    <dc:date>2021-11-10T19:42:34.628534500</dc:date>
    <meta:editing-duration>PT3M53S</meta:editing-duration>
    <meta:editing-cycles>1</meta:editing-cycles>
    <meta:document-statistic meta:table-count="0" meta:image-count="0" meta:object-count="0" meta:page-count="1" meta:paragraph-count="17" meta:word-count="146" meta:character-count="955" meta:non-whitespace-character-count="825"/>
  </office:meta>
</office:document-meta>
</file>